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e have to undo the curse on Lumii-san!</text:p>
          </table:table-cell>
          <table:table-cell table:number-columns-repeated="1020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head to the “Valley of Mirages” in
Deni Desert right away!</text:p>
          </table:table-cell>
          <table:table-cell table:number-columns-repeated="1020"/>
        </table:table-row>
        <table:table-row>
          <table:table-cell table:style-name="ce0" office:value-type="string">
            <text:p>砂の町！！　ジャハマドへ！！！</text:p>
          </table:table-cell>
          <table:table-cell table:style-name="ce0"/>
          <table:table-cell table:style-name="ce0"/>
          <table:table-cell table:style-name="ce0" office:value-type="string">
            <text:p>Welcome!! To the Town of Sand!!!</text:p>
          </table:table-cell>
          <table:table-cell table:number-columns-repeated="1020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style-name="ce0"/>
          <table:table-cell table:style-name="ce0"/>
          <table:table-cell table:style-name="ce0" office:value-type="string">
            <text:p>JAMAHAAAAAAAAAAAAAAAAAAAAAAAAAA
AAAAAAAAAAAAAAAADDD!!!!!</text:p>
          </table:table-cell>
          <table:table-cell table:number-columns-repeated="1020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style-name="ce0"/>
          <table:table-cell table:style-name="ce0"/>
          <table:table-cell table:style-name="ce0" office:value-type="string">
            <text:p>The air is so hot and dry around here that
you can easily dry your laundry overnight.</text:p>
          </table:table-cell>
          <table:table-cell table:number-columns-repeated="1020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style-name="ce0"/>
          <table:table-cell table:style-name="ce0"/>
          <table:table-cell table:style-name="ce0" office:value-type="string">
            <text:p>Whenever a sandstorm comes, everyone
dashes into their houses and holes up until
it's over.</text:p>
          </table:table-cell>
          <table:table-cell table:number-columns-repeated="1020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style-name="ce0"/>
          <table:table-cell table:style-name="ce0"/>
          <table:table-cell table:style-name="ce0" office:value-type="string">
            <text:p>I just can't get used to the difference in
temperatures between the north and the
south...</text:p>
          </table:table-cell>
          <table:table-cell table:number-columns-repeated="1020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style-name="ce0"/>
          <table:table-cell table:style-name="ce0"/>
          <table:table-cell table:style-name="ce0" office:value-type="string">
            <text:p>If you're planning on going to the desert,
make sure you take lots of water.</text:p>
          </table:table-cell>
          <table:table-cell table:number-columns-repeated="1020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style-name="ce0"/>
          <table:table-cell table:style-name="ce0"/>
          <table:table-cell table:style-name="ce0" office:value-type="string">
            <text:p>The only problem is, there's basically no
way to get water around here other than
buying from the merchants.</text:p>
          </table:table-cell>
          <table:table-cell table:number-columns-repeated="1020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style-name="ce0"/>
          <table:table-cell table:style-name="ce0"/>
          <table:table-cell table:style-name="ce0" office:value-type="string">
            <text:p>The Southlands are chock-full of extreme
environments, so no one's really interested
in a rigorous survey of the deepest parts of
the desert or the volcanic zones.</text:p>
          </table:table-cell>
          <table:table-cell table:number-columns-repeated="1020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style-name="ce0"/>
          <table:table-cell table:style-name="ce0"/>
          <table:table-cell table:style-name="ce0" office:value-type="string">
            <text:p>It's so boiling in the middle of the day, but
it gets super cold at night time—!</text:p>
          </table:table-cell>
          <table:table-cell table:number-columns-repeated="1020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style-name="ce0"/>
          <table:table-cell table:style-name="ce0"/>
          <table:table-cell table:style-name="ce0" office:value-type="string">
            <text:p>I just love it here in the Southlands.</text:p>
          </table:table-cell>
          <table:table-cell table:number-columns-repeated="1020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style-name="ce0"/>
          <table:table-cell table:style-name="ce0"/>
          <table:table-cell table:style-name="ce0" office:value-type="string">
            <text:p>Most of all, I love the spicy food, which
you can hardly find anywhere else.</text:p>
          </table:table-cell>
          <table:table-cell table:number-columns-repeated="1020"/>
        </table:table-row>
        <table:table-row>
          <table:table-cell table:style-name="ce0" office:value-type="string">
            <text:p>町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town.</text:p>
          </table:table-cell>
          <table:table-cell table:number-columns-repeated="1020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find someone who
knows about the “Valley of Mirages”.</text:p>
          </table:table-cell>
          <table:table-cell table:number-columns-repeated="1020"/>
        </table:table-row>
        <table:table-row>
          <table:table-cell table:style-name="ce0" office:value-type="string">
            <text:p>聞いて回るとしよう。</text:p>
          </table:table-cell>
          <table:table-cell table:style-name="ce0"/>
          <table:table-cell table:style-name="ce0"/>
          <table:table-cell table:style-name="ce0" office:value-type="string">
            <text:p>Let's ask around.</text:p>
          </table:table-cell>
          <table:table-cell table:number-columns-repeated="1020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the Valley of Mirages is most
likely somewhere in the desert.</text:p>
          </table:table-cell>
          <table:table-cell table:number-columns-repeated="1020"/>
        </table:table-row>
        <table:table-row>
          <table:table-cell table:style-name="ce0" office:value-type="string">
            <text:p>砂漠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sert, huh...?</text:p>
          </table:table-cell>
          <table:table-cell table:number-columns-repeated="1020"/>
        </table:table-row>
        <table:table-row>
          <table:table-cell table:style-name="ce0" office:value-type="string">
            <text:p>すっごい暑そうだね・・・</text:p>
          </table:table-cell>
          <table:table-cell table:style-name="ce0"/>
          <table:table-cell table:style-name="ce0"/>
          <table:table-cell table:style-name="ce0" office:value-type="string">
            <text:p>Just thinking about it is making me sweat...</text:p>
          </table:table-cell>
          <table:table-cell table:number-columns-repeated="1020"/>
        </table:table-row>
        <table:table-row>
          <table:table-cell table:style-name="ce0" office:value-type="string">
            <text:p>暑いでしょうね・・・間違いな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going to be sweltering... no doubt
about it.</text:p>
          </table:table-cell>
          <table:table-cell table:number-columns-repeated="1020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if it's so hot that we spontaneously
combust?</text:p>
          </table:table-cell>
          <table:table-cell table:number-columns-repeated="1020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any case, I think we should bring lots
of water.</text:p>
          </table:table-cell>
          <table:table-cell table:number-columns-repeated="1020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need to be thoroughly supplied.</text:p>
          </table:table-cell>
          <table:table-cell table:number-columns-repeated="1020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style-name="ce0"/>
          <table:table-cell table:style-name="ce0"/>
          <table:table-cell table:style-name="ce0" office:value-type="string">
            <text:p>According to the map, the desert is just
south of town.</text:p>
          </table:table-cell>
          <table:table-cell table:number-columns-repeated="1020"/>
        </table:table-row>
        <table:table-row>
          <table:table-cell table:style-name="ce0" office:value-type="string">
            <text:p>準備が整い次第、出発する。</text:p>
          </table:table-cell>
          <table:table-cell table:style-name="ce0"/>
          <table:table-cell table:style-name="ce0"/>
          <table:table-cell table:style-name="ce0" office:value-type="string">
            <text:p>We'll set out as soon as we've made all the
necessary prepa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